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language="en" fo:country="US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  <style:text-properties fo:language="en" fo:country="US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text-properties fo:language="en" fo:country="US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 style:data-style-name="N114">
      <style:table-cell-properties fo:border-bottom="none" fo:border-left="0.74pt solid #000000" fo:border-right="0.74pt solid #000000" fo:border-top="0.74pt solid #000000"/>
      <style:text-properties fo:language="en" fo:country="US"/>
    </style:style>
    <style:style style:name="ce7" style:family="table-cell" style:parent-style-name="Default" style:data-style-name="N114">
      <style:table-cell-properties fo:border-bottom="none" fo:border-left="0.74pt solid #000000" fo:border-right="0.74pt solid #000000" fo:border-top="none"/>
      <style:text-properties fo:language="en" fo:country="US"/>
    </style:style>
    <style:style style:name="ce8" style:family="table-cell" style:parent-style-name="Default" style:data-style-name="N114">
      <style:table-cell-properties fo:border-bottom="0.74pt solid #000000" fo:border-left="0.74pt solid #000000" fo:border-right="0.74pt solid #000000" fo:border-top="none"/>
      <style:text-properties fo:language="en" fo:country="US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411cm" svg:height="12.537cm" svg:x="0.717cm" svg:y="12.644cm">
            <draw:object draw:notify-on-update-of-ranges="Sheet1.A1:Sheet1.A1 Sheet1.A2:Sheet1.A26 Sheet1.D1:Sheet1.D1 Sheet1.D2:Sheet1.D26 Sheet1.A1:Sheet1.A1 Sheet1.A2:Sheet1.A26 Sheet1.C1:Sheet1.C1 Sheet1.C2:Sheet1.C26 Sheet1.E1:Sheet1.E1 Sheet1.E2:Sheet1.E26 Sheet1.A2:Sheet1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16380" table:default-cell-style-name="ce5"/>
        <table:table-row table:style-name="ro1"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Paths</text:p>
          </table:table-cell>
          <table:table-cell table:style-name="ce1" office:value-type="string" calcext:value-type="string">
            <text:p>P (roll exact)</text:p>
          </table:table-cell>
          <table:table-cell table:style-name="ce1" office:value-type="string" calcext:value-type="string">
            <text:p>P (meet or beat)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formula="of:=[.B2]/144" office:value-type="float" office:value="0.00694444444444444" calcext:value-type="float">
            <text:p>0,0069</text:p>
          </table:table-cell>
          <table:table-cell table:style-name="ce6" table:formula="of:=SUM([.C2:.$C$24])" office:value-type="float" office:value="1" calcext:value-type="float">
            <text:p>1,0000</text:p>
          </table:table-cell>
          <table:table-cell table:number-columns-repeated="16380"/>
        </table:table-row>
        <table:table-row table:style-name="ro1">
          <table:table-cell table:style-name="ce3" table:formula="of:=[.A2]+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B3]/144" office:value-type="float" office:value="0.0138888888888889" calcext:value-type="float">
            <text:p>0,0139</text:p>
          </table:table-cell>
          <table:table-cell table:style-name="ce7" table:formula="of:=SUM([.C3:.$C$24])" office:value-type="float" office:value="0.993055555555556" calcext:value-type="float">
            <text:p>0,9931</text:p>
          </table:table-cell>
          <table:table-cell table:number-columns-repeated="16380"/>
        </table:table-row>
        <table:table-row table:style-name="ro1">
          <table:table-cell table:style-name="ce4" table:formula="of:=[.A3]+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B4]/144" office:value-type="float" office:value="0.0208333333333333" calcext:value-type="float">
            <text:p>0,0208</text:p>
          </table:table-cell>
          <table:table-cell table:style-name="ce8" table:formula="of:=SUM([.C4:.$C$24])" office:value-type="float" office:value="0.979166666666667" calcext:value-type="float">
            <text:p>0,9792</text:p>
          </table:table-cell>
          <table:table-cell table:number-columns-repeated="16380"/>
        </table:table-row>
        <table:table-row table:style-name="ro1">
          <table:table-cell table:style-name="ce2" table:formula="of:=[.A4]+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B5]/144" office:value-type="float" office:value="0.0277777777777778" calcext:value-type="float">
            <text:p>0,0278</text:p>
          </table:table-cell>
          <table:table-cell table:style-name="ce6" table:formula="of:=SUM([.C5:.$C$24])" office:value-type="float" office:value="0.958333333333333" calcext:value-type="float">
            <text:p>0,9583</text:p>
          </table:table-cell>
          <table:table-cell table:number-columns-repeated="16380"/>
        </table:table-row>
        <table:table-row table:style-name="ro1">
          <table:table-cell table:style-name="ce3" table:formula="of:=[.A5]+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[.B6]/144" office:value-type="float" office:value="0.0347222222222222" calcext:value-type="float">
            <text:p>0,0347</text:p>
          </table:table-cell>
          <table:table-cell table:style-name="ce7" table:formula="of:=SUM([.C6:.$C$24])" office:value-type="float" office:value="0.930555555555556" calcext:value-type="float">
            <text:p>0,9306</text:p>
          </table:table-cell>
          <table:table-cell table:number-columns-repeated="16380"/>
        </table:table-row>
        <table:table-row table:style-name="ro1">
          <table:table-cell table:style-name="ce3" table:formula="of:=[.A6]+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[.B7]/144" office:value-type="float" office:value="0.0416666666666667" calcext:value-type="float">
            <text:p>0,0417</text:p>
          </table:table-cell>
          <table:table-cell table:style-name="ce7" table:formula="of:=SUM([.C7:.$C$24])" office:value-type="float" office:value="0.895833333333333" calcext:value-type="float">
            <text:p>0,8958</text:p>
          </table:table-cell>
          <table:table-cell table:number-columns-repeated="16380"/>
        </table:table-row>
        <table:table-row table:style-name="ro1">
          <table:table-cell table:style-name="ce4" table:formula="of:=[.A7]+1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formula="of:=[.B8]/144" office:value-type="float" office:value="0.0486111111111111" calcext:value-type="float">
            <text:p>0,0486</text:p>
          </table:table-cell>
          <table:table-cell table:style-name="ce8" table:formula="of:=SUM([.C8:.$C$24])" office:value-type="float" office:value="0.854166666666667" calcext:value-type="float">
            <text:p>0,8542</text:p>
          </table:table-cell>
          <table:table-cell table:number-columns-repeated="16380"/>
        </table:table-row>
        <table:table-row table:style-name="ro1">
          <table:table-cell table:style-name="ce2" table:formula="of:=[.A8]+1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formula="of:=[.B9]/144" office:value-type="float" office:value="0.0555555555555556" calcext:value-type="float">
            <text:p>0,0556</text:p>
          </table:table-cell>
          <table:table-cell table:style-name="ce6" table:formula="of:=SUM([.C9:.$C$24])" office:value-type="float" office:value="0.805555555555556" calcext:value-type="float">
            <text:p>0,8056</text:p>
          </table:table-cell>
          <table:table-cell table:number-columns-repeated="16380"/>
        </table:table-row>
        <table:table-row table:style-name="ro1">
          <table:table-cell table:style-name="ce3" table:formula="of:=[.A9]+1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7" table:formula="of:=[.B10]/144" office:value-type="float" office:value="0.0625" calcext:value-type="float">
            <text:p>0,0625</text:p>
          </table:table-cell>
          <table:table-cell table:style-name="ce7" table:formula="of:=SUM([.C10:.$C$24])" office:value-type="float" office:value="0.75" calcext:value-type="float">
            <text:p>0,7500</text:p>
          </table:table-cell>
          <table:table-cell table:number-columns-repeated="16380"/>
        </table:table-row>
        <table:table-row table:style-name="ro1">
          <table:table-cell table:style-name="ce3" table:formula="of:=[.A10]+1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formula="of:=[.B11]/144" office:value-type="float" office:value="0.0694444444444445" calcext:value-type="float">
            <text:p>0,0694</text:p>
          </table:table-cell>
          <table:table-cell table:style-name="ce7" table:formula="of:=SUM([.C11:.$C$24])" office:value-type="float" office:value="0.6875" calcext:value-type="float">
            <text:p>0,6875</text:p>
          </table:table-cell>
          <table:table-cell table:number-columns-repeated="16380"/>
        </table:table-row>
        <table:table-row table:style-name="ro1">
          <table:table-cell table:style-name="ce4" table:formula="of:=[.A11]+1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[.B12]/144" office:value-type="float" office:value="0.0763888888888889" calcext:value-type="float">
            <text:p>0,0764</text:p>
          </table:table-cell>
          <table:table-cell table:style-name="ce8" table:formula="of:=SUM([.C12:.$C$24])" office:value-type="float" office:value="0.618055555555556" calcext:value-type="float">
            <text:p>0,6181</text:p>
          </table:table-cell>
          <table:table-cell table:number-columns-repeated="16380"/>
        </table:table-row>
        <table:table-row table:style-name="ro1">
          <table:table-cell table:style-name="ce2" table:formula="of:=[.A12]+1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formula="of:=[.B13]/144" office:value-type="float" office:value="0.0833333333333333" calcext:value-type="float">
            <text:p>0,0833</text:p>
          </table:table-cell>
          <table:table-cell table:style-name="ce6" table:formula="of:=SUM([.C13:.$C$24])" office:value-type="float" office:value="0.541666666666667" calcext:value-type="float">
            <text:p>0,5417</text:p>
          </table:table-cell>
          <table:table-cell table:number-columns-repeated="16380"/>
        </table:table-row>
        <table:table-row table:style-name="ro1">
          <table:table-cell table:style-name="ce3" table:formula="of:=[.A13]+1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7" table:formula="of:=[.B14]/144" office:value-type="float" office:value="0.0763888888888889" calcext:value-type="float">
            <text:p>0,0764</text:p>
          </table:table-cell>
          <table:table-cell table:style-name="ce7" table:formula="of:=SUM([.C14:.$C$24])" office:value-type="float" office:value="0.458333333333333" calcext:value-type="float">
            <text:p>0,4583</text:p>
          </table:table-cell>
          <table:table-cell table:number-columns-repeated="16380"/>
        </table:table-row>
        <table:table-row table:style-name="ro1">
          <table:table-cell table:style-name="ce3" table:formula="of:=[.A14]+1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formula="of:=[.B15]/144" office:value-type="float" office:value="0.0694444444444445" calcext:value-type="float">
            <text:p>0,0694</text:p>
          </table:table-cell>
          <table:table-cell table:style-name="ce7" table:formula="of:=SUM([.C15:.$C$24])" office:value-type="float" office:value="0.381944444444444" calcext:value-type="float">
            <text:p>0,3819</text:p>
          </table:table-cell>
          <table:table-cell table:number-columns-repeated="16380"/>
        </table:table-row>
        <table:table-row table:style-name="ro1">
          <table:table-cell table:style-name="ce4" table:formula="of:=[.A15]+1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[.B16]/144" office:value-type="float" office:value="0.0625" calcext:value-type="float">
            <text:p>0,0625</text:p>
          </table:table-cell>
          <table:table-cell table:style-name="ce8" table:formula="of:=SUM([.C16:.$C$24])" office:value-type="float" office:value="0.3125" calcext:value-type="float">
            <text:p>0,3125</text:p>
          </table:table-cell>
          <table:table-cell table:number-columns-repeated="16380"/>
        </table:table-row>
        <table:table-row table:style-name="ro1">
          <table:table-cell table:style-name="ce2" table:formula="of:=[.A16]+1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formula="of:=[.B17]/144" office:value-type="float" office:value="0.0555555555555556" calcext:value-type="float">
            <text:p>0,0556</text:p>
          </table:table-cell>
          <table:table-cell table:style-name="ce6" table:formula="of:=SUM([.C17:.$C$24])" office:value-type="float" office:value="0.25" calcext:value-type="float">
            <text:p>0,2500</text:p>
          </table:table-cell>
          <table:table-cell table:number-columns-repeated="16380"/>
        </table:table-row>
        <table:table-row table:style-name="ro1">
          <table:table-cell table:style-name="ce3" table:formula="of:=[.A17]+1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formula="of:=[.B18]/144" office:value-type="float" office:value="0.0486111111111111" calcext:value-type="float">
            <text:p>0,0486</text:p>
          </table:table-cell>
          <table:table-cell table:style-name="ce7" table:formula="of:=SUM([.C18:.$C$24])" office:value-type="float" office:value="0.194444444444444" calcext:value-type="float">
            <text:p>0,1944</text:p>
          </table:table-cell>
          <table:table-cell table:number-columns-repeated="16380"/>
        </table:table-row>
        <table:table-row table:style-name="ro1">
          <table:table-cell table:style-name="ce3" table:formula="of:=[.A18]+1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7" table:formula="of:=[.B19]/144" office:value-type="float" office:value="0.0416666666666667" calcext:value-type="float">
            <text:p>0,0417</text:p>
          </table:table-cell>
          <table:table-cell table:style-name="ce7" table:formula="of:=SUM([.C19:.$C$24])" office:value-type="float" office:value="0.145833333333333" calcext:value-type="float">
            <text:p>0,1458</text:p>
          </table:table-cell>
          <table:table-cell table:number-columns-repeated="16380"/>
        </table:table-row>
        <table:table-row table:style-name="ro1">
          <table:table-cell table:style-name="ce4" table:formula="of:=[.A19]+1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B20]/144" office:value-type="float" office:value="0.0347222222222222" calcext:value-type="float">
            <text:p>0,0347</text:p>
          </table:table-cell>
          <table:table-cell table:style-name="ce8" table:formula="of:=SUM([.C20:.$C$24])" office:value-type="float" office:value="0.104166666666667" calcext:value-type="float">
            <text:p>0,1042</text:p>
          </table:table-cell>
          <table:table-cell table:number-columns-repeated="16380"/>
        </table:table-row>
        <table:table-row table:style-name="ro1">
          <table:table-cell table:style-name="ce2" table:formula="of:=[.A20]+1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B21]/144" office:value-type="float" office:value="0.0277777777777778" calcext:value-type="float">
            <text:p>0,0278</text:p>
          </table:table-cell>
          <table:table-cell table:style-name="ce6" table:formula="of:=SUM([.C21:.$C$24])" office:value-type="float" office:value="0.0694444444444445" calcext:value-type="float">
            <text:p>0,0694</text:p>
          </table:table-cell>
          <table:table-cell table:number-columns-repeated="16380"/>
        </table:table-row>
        <table:table-row table:style-name="ro1">
          <table:table-cell table:style-name="ce3" table:formula="of:=[.A21]+1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[.B22]/144" office:value-type="float" office:value="0.0208333333333333" calcext:value-type="float">
            <text:p>0,0208</text:p>
          </table:table-cell>
          <table:table-cell table:style-name="ce7" table:formula="of:=SUM([.C22:.$C$24])" office:value-type="float" office:value="0.0416666666666667" calcext:value-type="float">
            <text:p>0,0417</text:p>
          </table:table-cell>
          <table:table-cell table:number-columns-repeated="16380"/>
        </table:table-row>
        <table:table-row table:style-name="ro1">
          <table:table-cell table:style-name="ce3" table:formula="of:=[.A22]+1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B23]/144" office:value-type="float" office:value="0.0138888888888889" calcext:value-type="float">
            <text:p>0,0139</text:p>
          </table:table-cell>
          <table:table-cell table:style-name="ce7" table:formula="of:=SUM([.C23:.$C$24])" office:value-type="float" office:value="0.0208333333333333" calcext:value-type="float">
            <text:p>0,0208</text:p>
          </table:table-cell>
          <table:table-cell table:number-columns-repeated="16380"/>
        </table:table-row>
        <table:table-row table:style-name="ro1">
          <table:table-cell table:style-name="ce4" table:formula="of:=[.A23]+1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24]/144" office:value-type="float" office:value="0.00694444444444444" calcext:value-type="float">
            <text:p>0,0069</text:p>
          </table:table-cell>
          <table:table-cell table:style-name="ce8" table:formula="of:=SUM([.C24:.$C$24])" office:value-type="float" office:value="0.00694444444444444" calcext:value-type="float">
            <text:p>0,0069</text:p>
          </table:table-cell>
          <table:table-cell table:number-columns-repeated="16380"/>
        </table:table-row>
        <table:table-row table:style-name="ro1">
          <table:table-cell/>
          <table:table-cell table:formula="of:=SUM([.B2:.B24])" office:value-type="float" office:value="144" calcext:value-type="float">
            <text:p>144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15:33:57.037459621</meta:creation-date>
    <dc:date>2025-08-31T16:44:16.757189951</dc:date>
    <meta:editing-duration>PT59M31S</meta:editing-duration>
    <meta:editing-cycles>7</meta:editing-cycles>
    <meta:generator>LibreOffice/25.2.4.3$Linux_X86_64 LibreOffice_project/33e196637044ead23f5c3226cde09b47731f7e27</meta:generator>
    <meta:document-statistic meta:table-count="1" meta:cell-count="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5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24" chart:origin="0" chart:interval-major="2" chart:interval-minor-divisor="12" chart:reverse-direction="false" text:line-break="false" loext:try-staggering-first="false" chart:link-data-style-to-source="true" loext:major-origin="0.5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width="0.05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2">
      <style:chart-properties chart:display-label="true" chart:logarithmic="false" chart:maximum="0.1" chart:interval-major="0.01" chart:interval-minor-divisor="5" chart:reverse-direction="false" text:line-break="false" loext:try-staggering-first="false" chart:link-data-style-to-source="false" chart:axis-position="end"/>
      <style:graphic-properties svg:stroke-width="0.05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412cm" svg:height="12.538cm" xlink:href=".." xlink:type="simple" chart:class="chart:scatter" chart:style-name="ch1">
        <chart:title svg:x="7.935cm" svg:y="0.187cm" chart:style-name="ch2">
          <text:p>2d12 Distribution</text:p>
        </chart:title>
        <chart:legend chart:legend-position="end" svg:x="13.8cm" svg:y="10.764cm" style:legend-expansion="custom" svg:width="3.462cm" svg:height="1.526cm" style:legend-expansion-aspect-ratio="2.26867627785059" chart:style-name="ch3"/>
        <chart:plot-area chart:style-name="ch4" svg:x="1.635cm" svg:y="0.966cm" svg:width="16.575cm" svg:height="9.331cm">
          <chart:coordinate-region svg:x="2.364cm" svg:y="1.165cm" svg:width="14.925cm" svg:height="8.485cm"/>
          <chart:axis chart:dimension="x" chart:name="primary-x" chart:style-name="ch5">
            <chart:title svg:x="8.868cm" svg:y="10.547cm" chart:style-name="ch6">
              <text:p><text:span text:style-name="T1">Number rolled</text:span></text:p>
            </chart:title>
            <chart:grid chart:style-name="ch7" chart:class="major"/>
          </chart:axis>
          <chart:axis chart:dimension="y" chart:name="primary-y" chart:style-name="ch8">
            <chart:title svg:x="0.687cm" svg:y="6.835cm" chart:style-name="ch9">
              <text:p><text:span text:style-name="T1">P (meet or beat)</text:span></text:p>
            </chart:title>
            <chart:grid chart:style-name="ch7" chart:class="major"/>
          </chart:axis>
          <chart:axis chart:dimension="y" chart:name="secondary-y" chart:style-name="ch10">
            <chart:title svg:x="18.598cm" svg:y="6.579cm" chart:style-name="ch9">
              <text:p><text:span text:style-name="T1">P (roll exact)</text:span></text:p>
            </chart:title>
          </chart:axis>
          <chart:series chart:attached-axis="primary-y" chart:style-name="ch11" chart:values-cell-range-address="Sheet1.D2:Sheet1.D26" chart:label-cell-address="Sheet1.D1:Sheet1.D1" chart:class="chart:scatter">
            <chart:domain table:cell-range-address="Sheet1.A2:Sheet1.A26"/>
            <chart:data-point chart:repeated="25"/>
          </chart:series>
          <chart:series chart:attached-axis="secondary-y" chart:style-name="ch12" chart:values-cell-range-address="Sheet1.C2:Sheet1.C26" chart:label-cell-address="Sheet1.C1:Sheet1.C1" chart:class="chart:scatter">
            <chart:data-point chart:repeated="25"/>
          </chart:series>
          <chart:series chart:attached-axis="primary-y" chart:style-name="ch13" chart:values-cell-range-address="Sheet1.E2:Sheet1.E26" chart:label-cell-address="Sheet1.E1:Sheet1.E1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 (meet or beat)</text:p>
                <draw:g>
                  <svg:desc>Sheet1.D1:Sheet1.D1</svg:desc>
                </draw:g>
              </table:table-cell>
              <table:table-cell office:value-type="string">
                <text:p>P (roll exact)</text:p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6</svg:desc>
                </draw:g>
              </table:table-cell>
              <table:table-cell office:value-type="float" office:value="1">
                <text:p>1</text:p>
                <draw:g>
                  <svg:desc>Sheet1.D2:Sheet1.D26</svg:desc>
                </draw:g>
              </table:table-cell>
              <table:table-cell office:value-type="float" office:value="0.00694444444444444">
                <text:p>0.00694444444444444</text:p>
                <draw:g>
                  <svg:desc>Sheet1.C2:Sheet1.C26</svg:desc>
                </draw:g>
              </table:table-cell>
              <table:table-cell office:value-type="float" office:value="NaN">
                <text:p>NaN</text:p>
                <draw:g>
                  <svg:desc>Sheet1.E2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93055555555556">
                <text:p>0.993055555555556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79166666666667">
                <text:p>0.979166666666667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6875">
                <text:p>0.6875</text:p>
              </table:table-cell>
              <table:table-cell office:value-type="float" office:value="0.0694444444444445">
                <text:p>0.069444444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0.0694444444444445">
                <text:p>0.069444444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3125">
                <text:p>0.3125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694444444444445">
                <text:p>0.069444444444444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